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fill-color="#ffffff" fo:padding-top="-0.025cm" fo:padding-bottom="-0.025cm" fo:padding-left="-0.025cm" fo:padding-right="-0.025cm"/>
    </style:style>
    <style:style style:name="gr2" style:family="graphic" style:parent-style-name="standard">
      <style:graphic-properties svg:stroke-width="0.05cm" draw:fill="none" draw:fill-color="#ffffff" fo:padding-top="-0.025cm" fo:padding-bottom="-0.025cm" fo:padding-left="-0.025cm" fo:padding-right="-0.025cm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1.2cm" fo:min-width="1.6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-1cm"/>
          <draw:glue-point draw:id="6" svg:x="-2.5cm" svg:y="-3cm"/>
          <draw:glue-point draw:id="7" svg:x="2.5cm" svg:y="-3cm"/>
          <draw:glue-point draw:id="8" svg:x="0cm" svg:y="-3cm"/>
          <draw:circle draw:style-name="gr1" draw:layer="layout" svg:width="0.8cm" svg:height="0.8cm" svg:x="0.4cm" svg:y="0cm">
            <text:p/>
          </draw:circle>
          <draw:polyline draw:style-name="gr2" draw:layer="layout" svg:width="0.16cm" svg:height="0.16cm" svg:x="0.64cm" svg:y="0.2cm" svg:viewBox="0 0 161 161" draw:points="0,0 0,161 161,80 0,0">
            <text:p/>
          </draw:polyline>
          <draw:polyline draw:style-name="gr2" draw:layer="layout" svg:width="0.16cm" svg:height="0.16cm" svg:x="0.64cm" svg:y="0.44cm" svg:viewBox="0 0 161 161" draw:points="0,161 0,0 161,80 0,161">
            <text:p/>
          </draw:polyline>
          <draw:polyline draw:style-name="gr2" draw:layer="layout" svg:width="0.16cm" svg:height="0.16cm" svg:x="0.88cm" svg:y="0.32cm" svg:viewBox="0 0 161 161" draw:points="0,0 0,161 161,80 0,0">
            <text:p/>
          </draw:polyline>
          <draw:frame draw:style-name="gr3" draw:layer="layout" svg:width="1.6cm" svg:height="1.2cm" svg:x="0cm" svg:y="0.8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ybase - Client Application</dc:title>
    <meta:creation-date>2011-02-07T17:09:30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